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size="22pt" style:text-underline-style="solid" style:text-underline-width="auto" style:text-underline-color="font-color" fo:font-weight="bold" officeooo:rsid="00058d6d" officeooo:paragraph-rsid="00058d6d" style:font-size-asian="22pt" style:font-weight-asian="bold" style:font-size-complex="22pt" style:font-weight-complex="bold"/>
    </style:style>
    <style:style style:name="P2" style:family="paragraph" style:parent-style-name="Standard">
      <style:text-properties fo:font-size="16pt" style:text-underline-style="none" fo:font-weight="bold" officeooo:rsid="00058d6d" officeooo:paragraph-rsid="00058d6d" style:font-size-asian="14pt" style:font-weight-asian="bold" style:font-size-complex="16pt" style:font-weight-complex="bold"/>
    </style:style>
    <style:style style:name="P3" style:family="paragraph" style:parent-style-name="Standard">
      <style:text-properties fo:font-size="16pt" style:text-underline-style="none" fo:font-weight="bold" officeooo:rsid="00058d6d" officeooo:paragraph-rsid="0006e8f9" style:font-size-asian="14pt" style:font-weight-asian="bold" style:font-size-complex="16pt" style:font-weight-complex="bold"/>
    </style:style>
    <style:style style:name="P4" style:family="paragraph" style:parent-style-name="Standard">
      <style:text-properties fo:font-size="16pt" style:text-underline-style="none" fo:font-weight="bold" officeooo:rsid="0006e8f9" officeooo:paragraph-rsid="0006e8f9" style:font-size-asian="14pt" style:font-weight-asian="bold" style:font-size-complex="16pt" style:font-weight-complex="bold"/>
    </style:style>
    <style:style style:name="P5" style:family="paragraph" style:parent-style-name="Standard">
      <style:text-properties fo:font-size="16pt" style:text-underline-style="none" fo:font-weight="bold" officeooo:rsid="000709b4" officeooo:paragraph-rsid="000709b4" style:font-size-asian="14pt" style:font-weight-asian="bold" style:font-size-complex="16pt" style:font-weight-complex="bold"/>
    </style:style>
    <style:style style:name="P6" style:family="paragraph" style:parent-style-name="Standard">
      <style:text-properties fo:font-size="16pt" style:text-underline-style="none" fo:font-weight="bold" officeooo:rsid="000798fa" officeooo:paragraph-rsid="000798fa" style:font-size-asian="14pt" style:font-weight-asian="bold" style:font-size-complex="16pt" style:font-weight-complex="bold"/>
    </style:style>
    <style:style style:name="P7" style:family="paragraph" style:parent-style-name="Standard">
      <style:text-properties fo:font-size="16pt" style:text-underline-style="none" fo:font-weight="bold" officeooo:rsid="000798fa" officeooo:paragraph-rsid="000888bf" style:font-size-asian="14pt" style:font-weight-asian="bold" style:font-size-complex="16pt" style:font-weight-complex="bold"/>
    </style:style>
    <style:style style:name="P8" style:family="paragraph" style:parent-style-name="Standard">
      <style:text-properties fo:font-size="16pt" style:text-underline-style="none" fo:font-weight="bold" officeooo:rsid="000888bf" officeooo:paragraph-rsid="000888bf" style:font-size-asian="14pt" style:font-weight-asian="bold" style:font-size-complex="16pt" style:font-weight-complex="bold"/>
    </style:style>
    <style:style style:name="P9" style:family="paragraph" style:parent-style-name="Standard">
      <style:text-properties fo:font-size="16pt" style:text-underline-style="none" fo:font-weight="bold" officeooo:rsid="000a77d6" officeooo:paragraph-rsid="000a77d6" style:font-size-asian="14pt" style:font-weight-asian="bold" style:font-size-complex="16pt" style:font-weight-complex="bold"/>
    </style:style>
    <style:style style:name="P10" style:family="paragraph" style:parent-style-name="Standard">
      <style:text-properties fo:font-size="16pt" style:text-underline-style="none" fo:font-weight="bold" officeooo:rsid="000aee43" officeooo:paragraph-rsid="000aee43" style:font-size-asian="14pt" style:font-weight-asian="bold" style:font-size-complex="16pt" style:font-weight-complex="bold"/>
    </style:style>
    <style:style style:name="P11" style:family="paragraph" style:parent-style-name="Standard">
      <style:text-properties fo:font-size="16pt" style:text-underline-style="none" fo:font-weight="bold" officeooo:rsid="000c7181" officeooo:paragraph-rsid="000c7181" style:font-size-asian="14pt" style:font-weight-asian="bold" style:font-size-complex="16pt" style:font-weight-complex="bold"/>
    </style:style>
    <style:style style:name="P12" style:family="paragraph" style:parent-style-name="Standard">
      <style:text-properties fo:font-size="16pt" style:text-underline-style="none" fo:font-weight="bold" officeooo:rsid="000c7181" officeooo:paragraph-rsid="000d90c2" style:font-size-asian="14pt" style:font-weight-asian="bold" style:font-size-complex="16pt" style:font-weight-complex="bold"/>
    </style:style>
    <style:style style:name="P13" style:family="paragraph" style:parent-style-name="Standard">
      <style:text-properties fo:font-size="16pt" style:text-underline-style="none" fo:font-weight="bold" officeooo:rsid="000d90c2" officeooo:paragraph-rsid="000d90c2" style:font-size-asian="14pt" style:font-weight-asian="bold" style:font-size-complex="16pt" style:font-weight-complex="bold"/>
    </style:style>
    <style:style style:name="P14" style:family="paragraph" style:parent-style-name="Standard">
      <style:text-properties fo:font-size="15pt" officeooo:rsid="000888bf" officeooo:paragraph-rsid="000888bf" style:font-size-asian="13.1000003814697pt" style:font-size-complex="15pt"/>
    </style:style>
    <style:style style:name="T1" style:family="text">
      <style:text-properties officeooo:rsid="00058d6d"/>
    </style:style>
    <style:style style:name="T2" style:family="text">
      <style:text-properties officeooo:rsid="0006e8f9"/>
    </style:style>
    <style:style style:name="T3" style:family="text">
      <style:text-properties officeooo:rsid="000798fa"/>
    </style:style>
    <style:style style:name="T4" style:family="text">
      <style:text-properties officeooo:rsid="000833fc"/>
    </style:style>
    <style:style style:name="T5" style:family="text">
      <style:text-properties officeooo:rsid="000888bf"/>
    </style:style>
    <style:style style:name="T6" style:family="text">
      <style:text-properties officeooo:rsid="000c7181"/>
    </style:style>
    <style:style style:name="T7" style:family="text">
      <style:text-properties officeooo:rsid="000d90c2"/>
    </style:style>
    <style:style style:name="T8" style:family="text">
      <style:text-properties officeooo:rsid="000e9a29"/>
    </style:style>
    <style:style style:name="T9" style:family="text">
      <style:text-properties officeooo:rsid="000f5a8a"/>
    </style:style>
    <style:style style:name="T10" style:family="text">
      <style:text-properties officeooo:rsid="0010086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BLEMS FOR LINUX LAB</text:p>
      <text:p text:style-name="P1"/>
      <text:p text:style-name="P2">1.Write a shell script to add two numbers(also for two real numbers).</text:p>
      <text:p text:style-name="P2"/>
      <text:p text:style-name="P2">2.Write a shell script to multiply two numbers.</text:p>
      <text:p text:style-name="P2"/>
      <text:p text:style-name="P2">3.Write a shell script to accept two filenames as input and print two</text:p>
      <text:p text:style-name="P2"><text:s text:c="3"/>files if they are copied successfully.</text:p>
      <text:p text:style-name="P2"/>
      <text:p text:style-name="P2">4.Write a shell script to accept two filen<text:span text:style-name="T4">ame</text:span>s as input and check the <text:s text:c="7"/>validity of those filenames,if file1 exists,check and print the p<text:span text:style-name="T8">e</text:span>rmissions on those filenames.</text:p>
      <text:p text:style-name="P2"/>
      <text:p text:style-name="P2">5.Write a shell script to accept a username as input and check whether user has login or not.</text:p>
      <text:p text:style-name="P2"/>
      <text:p text:style-name="P2">6.Write a shell script to accept year as input and check if it is a leap year or not. If no input is provided,then take the current year <text:s/>as input.</text:p>
      <text:p text:style-name="P2"/>
      <text:p text:style-name="P2">7.Write a shell script to print Good Morning,Good Afternoon ,Good Evening and Good Night according to the clock time.</text:p>
      <text:p text:style-name="P2"/>
      <text:p text:style-name="P2">8.Write a shell script to accept a filename as input and delete all the lines containing word Linux from the file.</text:p>
      <text:p text:style-name="P3"/>
      <text:p text:style-name="P3">9.Write a shell script to <text:span text:style-name="T2">accept a number and print sum of all digits of the number.</text:span></text:p>
      <text:p text:style-name="P3"/>
      <text:p text:style-name="P3"><text:span text:style-name="T2">10.</text:span>Write a shell script to <text:s/><text:span text:style-name="T2">accept a numberv and reverse it and check for pallindrome.</text:span></text:p>
      <text:p text:style-name="P3"/>
      <text:p text:style-name="P3"><text:span text:style-name="T2">11.</text:span>Write a shell script to <text:span text:style-name="T2">print whether the entered user ha slogged in or not. If logged in,exit,else the system checks every 60 seconds for the user login until the 5 minutes of the user login.</text:span></text:p>
      <text:p text:style-name="P3"/>
      <text:p text:style-name="P3"><text:soft-page-break/><text:span text:style-name="T2">12.</text:span> Write a shell script to <text:span text:style-name="T2">accept a number in decimal form and print it”s octal ,binary and hexadecial.</text:span></text:p>
      <text:p text:style-name="P4"/>
      <text:p text:style-name="P4">13.<text:span text:style-name="T1">Write a shell script to enter number of filenames ; if even no. of fiels are entered ,accept all filenames ad copy the contents of first into second,third into fourth and so on.Print Invalid input ,otherwise.</text:span></text:p>
      <text:p text:style-name="P5"/>
      <text:p text:style-name="P5">14.<text:span text:style-name="T1">Write a shell script to </text:span>cut n lines from position <text:span text:style-name="T3">m</text:span> without using head or tail command and display the cut lines as output.</text:p>
      <text:p text:style-name="P5"/>
      <text:p text:style-name="P5">15.<text:span text:style-name="T1">Write a shell script </text:span>which will receive any no. of filenames as arguments.The shell script should check,whether every argument is <text:span text:style-name="T3">a file <text:s/>or directory,it should be reported if it is a directory; if it is a filename ,the name of the file as well as the no. of lines should be reported.</text:span></text:p>
      <text:p text:style-name="P6"/>
      <text:p text:style-name="P6">16.<text:span text:style-name="T1">Write a shell script to </text:span>print all the combinations of 1,2,3;condition being none of the two digits should be same;or, all the three digits should be distinct.</text:p>
      <text:p text:style-name="P6"/>
      <text:p text:style-name="P6">17.Suppose a user has renamed some files in current directory using the command mv.<text:span text:style-name="T1">Write a shell script to </text:span>search all the files &amp; rename them such that they do not contain the shell pid.</text:p>
      <text:p text:style-name="P6"/>
      <text:p text:style-name="P7">18.The word Linux is present in only some of the files supplied as arguments to the shell script.Your shell script should search each of the file and stop at the fiel that it encounters containing word Linux.The filename should be displayed o<text:span text:style-name="T5">n</text:span> <text:s/>the screen.</text:p>
      <text:p text:style-name="P7"/>
      <text:p text:style-name="P7"><text:span text:style-name="T5">19.</text:span> <text:span text:style-name="T1">Write a shell script which will receive any <text:s/>number of names as arguments.The shell script should check whether such file names laready exist,if they do then it should be reported . If these files do not exist, then check if a subdirectory called ‘mydir’ exists then it should be created and in it the file supplied as arguments should get created, if mydir already exists then it should be reported along with the number of files that are currently present in mydir.</text:span></text:p>
      <text:p text:style-name="P8"><text:soft-page-break/>20.<text:span text:style-name="T1">Write a shell script </text:span>which reports names and sizes of all the files in a directory which ids supplied as arguments to the shell script whose size is exceeding 1000 bytes. The file names should be printed in the descending order of their sizes, the total number of filenames should also be reported.</text:p>
      <text:p text:style-name="P8"/>
      <text:p text:style-name="P8">21.<text:span text:style-name="T1">Write a shell script to print all prime numbers between n-m(take n and m as inputs).</text:span></text:p>
      <text:p text:style-name="P8"/>
      <text:p text:style-name="P9">22.<text:span text:style-name="T1">Write a shell script to </text:span>identify al zero bytes files in the current directory and delete them. If before proceeding the d<text:span text:style-name="T10">e</text:span>letion ,the shell script should get confirmation from user without using rm -i command.</text:p>
      <text:p text:style-name="P9"/>
      <text:p text:style-name="P9">23.<text:span text:style-name="T1">Write a shell script </text:span>containig a function mycd() using which you should be able to shuffle between directories.</text:p>
      <text:p text:style-name="P9"/>
      <text:p text:style-name="P9">24.<text:span text:style-name="T1">Write a shell script </text:span>containing function mkcd() which would create all the directories present in the path supplied to it as argument and change over the last directory in the path.</text:p>
      <text:p text:style-name="P9"/>
      <text:p text:style-name="P9">25.<text:span text:style-name="T1">Write a shell script to </text:span>accept a file name as input and translate the contents of that file in lowercase.</text:p>
      <text:p text:style-name="P9"/>
      <text:p text:style-name="P10">26.<text:span text:style-name="T7">Implement</text:span> the concept of shared memory<text:span text:style-name="T6">(interprocess communication)</text:span> in a way that one client writes a message and the other reads the message and waits until the delay.</text:p>
      <text:p text:style-name="P10"/>
      <text:p text:style-name="P10">27.<text:span text:style-name="T7">Implement</text:span> the concept of share<text:span text:style-name="T7">d </text:span>memory<text:span text:style-name="T6">(interprocess communication)</text:span> <text:s/>in order to implement two way chatting.</text:p>
      <text:p text:style-name="P10"/>
      <text:p text:style-name="P11">28.<text:span text:style-name="T7">I</text:span>mplemtent interprocess communication where one process generates random numbers upto 100 and the next one sorts it and prints it.</text:p>
      <text:p text:style-name="P11"/>
      <text:p text:style-name="P12">29.<text:span text:style-name="T7">Implement <text:s/></text:span>interprocess communication <text:span text:style-name="T7">where one process generates random numbers ,other program sorts it and another program search a number in the sorted number array.</text:span></text:p>
      <text:p text:style-name="P12"><text:soft-page-break/></text:p>
      <text:p text:style-name="P13">30.Implement producer c<text:span text:style-name="T9">o</text:span>nsumer problem.</text:p>
      <text:p text:style-name="P9"><text:s/></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24T05:29:50.715487466</meta:creation-date>
    <dc:date>2019-05-02T23:50:40.311690126</dc:date>
    <meta:editing-duration>PT18M7S</meta:editing-duration>
    <meta:editing-cycles>4</meta:editing-cycles>
    <meta:generator>LibreOffice/6.1.4.2$Linux_X86_64 LibreOffice_project/10$Build-2</meta:generator>
    <meta:document-statistic meta:table-count="0" meta:image-count="0" meta:object-count="0" meta:page-count="4" meta:paragraph-count="33" meta:word-count="806" meta:character-count="4688" meta:non-whitespace-character-count="3896"/>
  </office:meta>
</office:document-meta>
</file>